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1192e7" officeooo:paragraph-rsid="001192e7" style:font-weight-asian="bold" style:font-weight-complex="bold"/>
    </style:style>
    <style:style style:name="P4" style:family="paragraph" style:parent-style-name="Standard">
      <style:text-properties fo:font-weight="normal" officeooo:rsid="001192e7" officeooo:paragraph-rsid="001192e7" style:font-weight-asian="normal" style:font-weight-complex="normal"/>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officeooo:rsid="00120390" officeooo:paragraph-rsid="00120390"/>
    </style:style>
    <style:style style:name="P7" style:family="paragraph" style:parent-style-name="Text_20_body">
      <style:text-properties officeooo:rsid="001309c7" officeooo:paragraph-rsid="001309c7"/>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3">26sep19</text:p>
      <text:p text:style-name="P4"/>
      <text:p text:style-name="P4">Strategy: use the tools, get to know them. Find ideas that way. I started a list of project ideas – can’t find it. Make a new one.</text:p>
      <text:p text:style-name="P4"/>
      <text:p text:style-name="Horizontal_20_Line"/>
      <text:p text:style-name="P5">27sep19</text:p>
      <text:p text:style-name="P6"><draw:frame draw:style-name="fr1"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09-27T15:12:49.556000000</dc:date>
    <meta:editing-duration>PT14M14S</meta:editing-duration>
    <meta:editing-cycles>5</meta:editing-cycles>
    <meta:generator>LibreOffice/6.3.1.2$Windows_X86_64 LibreOffice_project/b79626edf0065ac373bd1df5c28bd630b4424273</meta:generator>
    <meta:document-statistic meta:table-count="0" meta:image-count="1" meta:object-count="0" meta:page-count="1" meta:paragraph-count="10" meta:word-count="362" meta:character-count="2136" meta:non-whitespace-character-count="1778"/>
  </office:meta>
</office:document-meta>
</file>